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13d7"/>
    </style:style>
    <style:style style:name="T1" style:family="text">
      <style:text-properties officeooo:rsid="001a13d7"/>
    </style:style>
    <style:style style:name="T2" style:family="text">
      <style:text-properties officeooo:rsid="001b3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.mº. SR. <text:span text:style-name="T1">Coordenador</text:span> da <text:span text:style-name="T1">Pós-Graduação Prof. Dr. Júlio César</text:span><text:line-break/><text:line-break/><text:span text:style-name="T1">Luiz Alberto Ferreira Gomes</text:span>, <text:span text:style-name="T2">RA 007275, </text:span>alun<text:span text:style-name="T1">o</text:span> regularmente matriculad<text:span text:style-name="T1">o</text:span> no <text:span text:style-name="T1">curso de Doutorado na área de Sistemas de Informação </text:span>dest<text:span text:style-name="T1">e</text:span> <text:span text:style-name="T1">instituto</text:span>, vem respeitosamente, <text:span text:style-name="T2">com o aval do meu orientador Prof. Dr. Mario Lúcio Côrtes, </text:span>solicitar a V. Sª a <text:span text:style-name="T1">a substituição da disciplina Complexidade de Algoritmo I (MO417) pela disciplina Complexidade de Algoritmos II (MO637) cursada durante o mestrado neste mesmo instituito com o conceito B para dispensa do Exame de Qualificação Geral (EQG). Entendo a relevância de ambas <text:s/>as disciplinas e o pedido se dá pela <text:s/>necessidade em focar no meu projeto de pesquisa com intuito de produzir resultadoso mais breve possível para me qualificar e defender a tese no tempo apropriado. No meu caso, especialmente, que viajo da minha cidade duas vezes por semana e sou professor do Curso de Ciência da Computação (campus Poços de Caldas), essa substituição representaria pelo menos mais dois dias integrais dedicados ao doutorado.</text:span></text:p>
      <text:p text:style-name="P1"><text:line-break/>Nestes termos, pede deferi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7:36:07.997140000</meta:creation-date>
    <dc:date>2017-02-02T07:56:14.916013000</dc:date>
    <meta:editing-duration>PT20M9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2" meta:word-count="164" meta:character-count="1051" meta:non-whitespace-character-count="885"/>
  </office:meta>
</office:document-meta>
</file>